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sans-serif"/>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9.25pt" fo:letter-spacing="normal" fo:font-style="normal" fo:font-weight="normal"/>
    </style:style>
    <style:style style:name="T2" style:family="text">
      <style:text-properties fo:font-variant="normal" fo:text-transform="none"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 would like to build a small itinerary search tool in French specifically designed for 1 day+ bike rides in France along the Eurovelo bike routes, accessing to the Eurovelo routes by train. For example if I would like to start from Paris for 3 days, the tool would search for all the train trips from Paris to a train station near a Eurovelo route, then it would compute the distance on bike along the route that can be made within the time limit, and find the return trip to Paris by train from a train station near the Eurovelo route, all of this within the 3 days limit provided by the user. The user will select for his search the following criterias:</text:span><text:span text:style-name="T2"> </text:span><text:span text:style-name="T1">- the city of departure (that will also be the city to which the user wants to go back at the end of the trip) - need to perform a search in the train stations list provided in "gares-de-voyageurs.geojson"</text:span><text:span text:style-name="T2"> </text:span><text:span text:style-name="T1">- the number of days available for the bike trip (list from 1 to 15)</text:span><text:span text:style-name="T2"> </text:span><text:span text:style-name="T1">- the rythm of bike riding (radio buttons slow - normal - fast, that will be named respectively "escargot tranquille", "habitué des randovélo", "athlète olympique")</text:span><text:span text:style-name="T2"> </text:span><text:span text:style-name="T1">- the Eurovelo route checkboxes with all the Eurovelo routes that are in the dir "Eurovelo_France_gpx", take the filenames and replace "-" by " ". There must be a "Select / Deselect All" box. If the user checks only one Eurovelo route, the tool searches for 3 trips max possible alongside this route. If the user checks several routes, the tool searches for one trip per Eurovelo rout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12:14:40.785227393</meta:creation-date>
    <dc:date>2026-04-09T12:15:00.584269720</dc:date>
    <meta:editing-duration>PT20S</meta:editing-duration>
    <meta:editing-cycles>1</meta:editing-cycles>
    <meta:document-statistic meta:table-count="0" meta:image-count="0" meta:object-count="0" meta:page-count="1" meta:paragraph-count="1" meta:word-count="270" meta:character-count="1484" meta:non-whitespace-character-count="1214"/>
    <meta:generator>LibreOffice/7.3.7.2$Linux_X86_64 LibreOffice_project/30$Build-2</meta:generator>
  </office:meta>
</office:document-meta>
</file>